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Text_20_body">
      <style:paragraph-properties fo:margin-top="0.1575in" fo:margin-bottom="0.0783in"/>
      <style:text-properties fo:background-color="transparent"/>
    </style:style>
    <style:style style:name="P3" style:family="paragraph" style:parent-style-name="Standard">
      <style:paragraph-properties fo:margin-top="0.1575in" fo:margin-bottom="0.0783in"/>
    </style:style>
    <style:style style:name="P4" style:family="paragraph" style:parent-style-name="Standard">
      <style:paragraph-properties fo:margin-top="0.1575in" fo:margin-bottom="0.0783in"/>
      <style:text-properties fo:background-color="#ffff00"/>
    </style:style>
    <style:style style:name="P5" style:family="paragraph" style:parent-style-name="titre_5f_resume" style:master-page-name="">
      <style:paragraph-properties fo:margin-top="0.1575in" fo:margin-bottom="0.0783in" style:page-number="auto"/>
    </style:style>
    <style:style style:name="P6" style:family="paragraph" style:parent-style-name="titre_5f_mots_5f_clefs">
      <style:paragraph-properties fo:margin-top="0.1575in" fo:margin-bottom="0.0783in"/>
    </style:style>
    <style:style style:name="P7" style:family="paragraph" style:parent-style-name="titre_5f_bibliographie">
      <style:paragraph-properties fo:margin-top="0.1575in" fo:margin-bottom="0.0783in"/>
    </style:style>
    <style:style style:name="P8" style:family="paragraph" style:parent-style-name="texte_5f_resume">
      <style:paragraph-properties fo:margin-top="0.1575in" fo:margin-bottom="0.0783in"/>
    </style:style>
    <style:style style:name="P9" style:family="paragraph" style:parent-style-name="texte_5f_resume">
      <style:paragraph-properties fo:margin-top="0.1575in" fo:margin-bottom="0.0783in"/>
      <style:text-properties fo:background-color="#ffff00"/>
    </style:style>
    <style:style style:name="P10" style:family="paragraph" style:parent-style-name="Text_20_body">
      <style:text-properties fo:background-color="#ffff00"/>
    </style:style>
    <style:style style:name="P11" style:family="paragraph" style:parent-style-name="Text_20_body">
      <style:text-properties fo:background-color="transparent"/>
    </style:style>
    <style:style style:name="P12" style:family="paragraph" style:parent-style-name="labo">
      <style:text-properties fo:font-style="normal" style:font-style-asian="normal" style:font-style-complex="normal"/>
    </style:style>
    <style:style style:name="P13" style:family="paragraph" style:parent-style-name="adresse">
      <style:text-properties fo:font-style="normal" style:font-style-asian="normal" style:font-style-complex="normal"/>
    </style:style>
    <style:style style:name="P14" style:family="paragraph" style:parent-style-name="Text_20_body" style:list-style-name="L1"/>
    <style:style style:name="P15" style:family="paragraph" style:parent-style-name="Text_20_body">
      <style:text-properties fo:background-color="transparent"/>
    </style:style>
    <style:style style:name="P16" style:family="paragraph" style:parent-style-name="Text_20_body" style:list-style-name="L1">
      <style:paragraph-properties fo:margin-top="0in" fo:margin-bottom="0in"/>
      <style:text-properties fo:background-color="#ffff00"/>
    </style:style>
    <style:style style:name="P17" style:family="paragraph" style:parent-style-name="Heading_20_1">
      <style:paragraph-properties fo:margin-top="0.1575in" fo:margin-bottom="0.0783in"/>
    </style:style>
    <style:style style:name="P18" style:family="paragraph" style:parent-style-name="Titre_20_article" style:master-page-name="Standard">
      <style:paragraph-properties style:page-number="auto"/>
    </style:style>
    <style:style style:name="P19" style:family="paragraph" style:parent-style-name="liste_20_references">
      <style:paragraph-properties fo:margin-top="0.1575in" fo:margin-bottom="0.0783in"/>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normal" style:font-style-asian="normal"/>
    </style:style>
    <style:style style:name="T4" style:family="text">
      <style:text-properties fo:background-color="#ffff00"/>
    </style:style>
    <style:style style:name="T5" style:family="text">
      <style:text-properties fo:background-color="transparent"/>
    </style:style>
    <style:style style:name="T6" style:family="text">
      <style:text-properties fo:background-color="#ff0000"/>
    </style:style>
    <style:style style:name="T7" style:family="text">
      <style:text-properties fo:font-weight="bold" fo:background-color="transparent" style:font-weight-asian="bold" style:font-weight-complex="bold"/>
    </style:style>
    <style:style style:name="T8" style:family="text">
      <style:text-properties fo:font-weight="normal" fo:background-color="transparent" style:font-weight-asian="normal" style:font-weight-complex="normal"/>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start text:name="_Ref20107229"/>O<text:bookmark-end text:name="_Ref20107229"/>AR: un gestionnaire de ressources pour grandes grappes de calcul</text:p>
      <text:p text:style-name="auteurs">Bruno Bzeznik</text:p>
      <text:p text:style-name="labo">Projet CIMENT / UJF</text:p>
      <text:p text:style-name="P12">LJK, 51 rue des Mathématiques, 38400 Saint Martin d'Hères</text:p>
      <text:p text:style-name="mail"/>
      <text:p text:style-name="auteurs">Romain Cavagna<text:bookmark-start text:name="_Ref20045657"/></text:p>
      <text:p text:style-name="labo">INRIA Rhone-Alpes</text:p>
      <text:p text:style-name="P13">ENSIMAG, 51 avenue Jean Kuntzmann, 38330 Montbonnot Saint Martin</text:p>
      <text:p text:style-name="P13"><text:s/></text:p>
      <text:p text:style-name="auteurs">Joseph Emeras</text:p>
      <text:p text:style-name="labo">INRIA Rhone-Alpes</text:p>
      <text:p text:style-name="P13">ENSIMAG, 51 avenue Jean Kuntzmann, 38330 Montbonnot Saint Martin</text:p>
      <text:p text:style-name="P13"><text:s/></text:p>
      <text:p text:style-name="auteurs">Olivier Richard</text:p>
      <text:p text:style-name="labo">LIG</text:p>
      <text:p text:style-name="P13">ENSIMAG, 51 avenue Jean Kuntzmann, 38330 Montbonnot Saint Martin</text:p>
      <text:p text:style-name="P13"><text:s/><text:bookmark-end text:name="_Ref20045657"/><text:bookmark-start text:name="_Ref20107391"/></text:p>
      <text:section text:style-name="Sect1" text:name="Section1">
        <text:p text:style-name="P5">Résumé</text:p>
        <text:p text:style-name="P8"><text:span text:style-name="T4">Ce document résume les instructions aux auteurs de la conférence JRES 2009. Il est téléchargeable sur le site de JRES : </text:span><text:a xlink:type="simple" xlink:href="http://www.jres.org/"><text:span text:style-name="Internet_20_link"><text:span text:style-name="T4">http://www.jres.org</text:span></text:span></text:a><text:span text:style-name="T4">.</text:span></text:p>
        <text:p text:style-name="P9">Le résumé doit faire de 15 à 20 lignes. Il est écrit en italique, <text:span text:style-name="T3">Times New Roman</text:span>, 10 points. Le titre « Résumé » (ainsi que le titre « Mots-clefs » ci-dessous) est en 12 points, gras.</text:p>
        <text:p text:style-name="P6">Mots clefs</text:p>
        <text:p text:style-name="P4">IPv6, PKI, CMS …</text:p>
        <text:p text:style-name="P3"/>
        <text:h text:style-name="P17" text:outline-level="1">Introduction</text:h>
        <text:p text:style-name="P10">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10">Il s'agit d'un gestionnaire de ressources pour grandes grappes de calcul qui offre une grande polyvalence d'emploi, des fonctionnalités originales et qui a pour ambition de passer facilement à l'échelle. </text:p>
        <text:p text:style-name="P10">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P10">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text:soft-page-break/>Historique</text:h>
        <text:p text:style-name="Text_20_body"><text:span text:style-name="T4">Nous présenterons dans l'article un historique des évolutions du logiciel pour mieux comprendre son contexte de développement. </text:span><text:line-break/></text:p>
        <text:h text:style-name="Heading_20_1" text:outline-level="1">Fonctionnalités</text:h>
        <text:p text:style-name="P10">OAR est un gestionnaire de ressources ainsi qu'un <text:span text:style-name="T1">batch scheduler</text:span> pour grandes grappes de calcul. </text:p>
        <text:p text:style-name="P10">Son rôle est donc de planifier et gérer les exécutions des jobs sur les ressources ainsi que de gérer les ressources elles-mêmes. </text:p>
        <text:p text:style-name="P10">Ses fonctionnalités principales sont: </text:p>
        <text:list xml:id="list2031805780" text:style-name="L1">
          <text:list-item>
            <text:p text:style-name="P16">2 modes de soumission: par script et en mode interactif </text:p>
          </text:list-item>
          <text:list-item>
            <text:p text:style-name="P16">Multi files d'attente avec des priorités différentes pour chaque file </text:p>
          </text:list-item>
          <text:list-item>
            <text:p text:style-name="P16">Règles d’admission : grande souplesse de configuration de l’admission des jobs dans les files d’attente </text:p>
          </text:list-item>
          <text:list-item>
            <text:p text:style-name="P16">Soumission par réservation : job lancé à une date définie à l’avance (<text:span text:style-name="T1">advance reservation</text:span>) </text:p>
          </text:list-item>
          <text:list-item>
            <text:p text:style-name="P16">Dépendances inter-jobs: un job ne démarre que si un ensemble défini auparavant de jobs a pu se terminer avec succès </text:p>
          </text:list-item>
          <text:list-item>
            <text:p text:style-name="P16">Tableaux de jobs: possibilité de soumettre en une seule fois de nombreux jobs aux propriétés similaires dépendants éventuellement de paramètres </text:p>
          </text:list-item>
          <text:list-item>
            <text:p text:style-name="P16">Type de job spécifique best-effort qui permet d’exploiter les ressources inutilisées </text:p>
          </text:list-item>
          <text:list-item>
            <text:p text:style-name="P14"><text:span text:style-name="T4">Fairsharing avec définition de projets : partage intelligent des ressources en fonction du taux d’utilisation par utilisateur et par projet.</text:span><text:line-break/> </text:p>
          </text:list-item>
        </text:list>
        <text:h text:style-name="Heading_20_1" text:outline-level="1">Architecture</text:h>
        <text:p text:style-name="P10">OAR connaît 2 types de composants dans son architecture: un ensemble de modules et une base de données. </text:p>
        <text:p text:style-name="P10">Le point central de l'architecture d'OAR est sa base de données. C'est elle qui contient toute la mémoire et l'état du système. Elle est aussi le centre nerveux des communications entre les différents modules d'OAR qui communiquent donc essentiellement à travers elle. </text:p>
        <text:p text:style-name="P10">C'est cette architecture modulaire qui donne sa souplesse a OAR. Chaque module a été conçu dans un but spécifique (logging, surveillance de l'état des ressources ou des jobs, lancement, exécution ou terminaison des jobs...) et est appelé par un module chef d'orchestre. </text:p>
        <text:p text:style-name="Text_20_body"><text:span text:style-name="T4">Cette approche permet le développement de modules complémentaires écrits dans n’importe quel langage ayant une librairie d’interfaçage avec les bases de données. </text:span><text:line-break/></text:p>
        <text:h text:style-name="Heading_20_1" text:outline-level="1"><text:bookmark text:name="Retours_d.27exp.C3.A9rience"/>Retours d'expérience</text:h>
        <text:h text:style-name="Heading_20_2" text:outline-level="2"><text:bookmark text:name="CIMENT"/>CIMENT</text:h>
        <text:p text:style-name="P11">CIMENT [3] (Calcul Intensif / Modélisation / Expérimentation Numérique et Technologique) est le me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11">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esocentre comme CIMENT est faites de pics et de creux. L'utilisation de CiGri permet de lisser cette charge en extrayant localement les applications de type multi-paramétrique et en les diffusant à un niveau grille en best-effort. L'aspect transparent de cette grille vis à vis des usages locaux permet de <text:s/>faire des expérimentations utiles pour la recherche en ordonnancement tout en réalisant des calculs de production utiles aux autres communautés.</text:p>
        <text:p text:style-name="P11"><text:soft-page-break/></text:p>
        <text:p text:style-name="P11">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pan text:style-name="T5">Aujourd'hui, 9 clusters de CIMENT sur 11 sont équipés de OAR, ce qui fait de CIMENT l'un des deux plus gros utilisateurs de ce gestionnaire de ressources (l'autre étant Grid5000, cf chapitre suivant). </text:span><text:span text:style-name="T6">N</text:span><text:span text:style-name="T5"> jobs ont été exécutés via OAR depuis 2006, dont </text:span><text:span text:style-name="T6">N</text:span><text:span text:style-name="T5"> en best-effort (cf 4 et 7.2.).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 partagées dont OAR s'accomode très bien.</text:span></text:p>
        <text:p text:style-name="P11">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ds par OAR afin d'économiser de l'énergie. </text:p>
        <text:p text:style-name="P11"/>
        <text:h text:style-name="Heading_20_2" text:outline-level="2"><text:bookmark text:name="Grid5000"/>Grid5000</text:h>
        <text:p text:style-name="P10">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P10">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P10">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Cluster Virtuel de l'UFR IMAG</text:h>
        <text:p text:style-name="P10"><text:span text:style-name="T5">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7">Computemode </text:span><text:span text:style-name="T8">(cf 7.4)</text:span><text:span text:style-name="T7"> </text:span><text:span text:style-name="T8">qui permet de gérer un calendrier et des images de démarrage. Lors des périodes d'inactivité des postes (généralement la nuit et le week-end), computemode redémarre automatiquement les machines sur une image Linux en NFS-root configurée comme un noeud de calcul OAR. Un serveur OAR gère ensuite ces noeuds qui aparaissent disponibles automatiquement pour des jobs. Cette solution apporte aussi des ressources supplémentaires à la grille du projet CIMENT (cf 6.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ser l'énergie.</text:span></text:p>
        <text:h text:style-name="Heading_20_2" text:outline-level="2"><text:bookmark text:name="Autres_usages_connus"/>Autres usages connus</text:h>
        <text:p text:style-name="P11">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Outils connexes</text:h>
        <text:h text:style-name="Heading_20_2" text:outline-level="2"><text:bookmark text:name="TakTuk"/>TakTuk</text:h>
        <text:p text:style-name="P11">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11">Outre cette utilisation par OAR, Taktuk est un outil très puissant qui peut etre utilisé pour toutes sortes de communications <text:s/>réseau lorsqu'il y a de nombreux noeuds. Il fonctionne avec un mécanisme de « vol de tache » lui permettant de s'adapter automatiquement à l'environnement. Il nécessite très peu de dépendances sur les systèmes et peut meme s'autodéployer à la volée (aucune installation nécessaire sur les noeuds).</text:p>
        <text:p text:style-name="P11">Enfin, en association avec l'outil Kanif (<text:a xlink:type="simple" xlink:href="http://taktuk.gforge.inria.fr/kanif">http://taktuk.gforge.inria.fr/kanif</text:a>), TakTuk peut aider efficacement l'administrateur système d'un cluster dans les opérations de maintenance des noeuds. </text:p>
        <text:p text:style-name="P11"><text:soft-page-break/>Pour plus d'informations, visitez le site de taktuk: <text:a xlink:type="simple" xlink:href="http://taktuk.gforge.inria.fr/">http://taktuk.gforge.inria.fr/</text:a></text:p>
        <text:h text:style-name="Heading_20_2" text:outline-level="2"><text:bookmark text:name="CiGri"/>CiGri</text:h>
        <text:p text:style-name="P11">CiGri est un logiciel libre, développé par les memes auteurs que OAR,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ou dites « sac de taches ».</text:p>
        <text:p text:style-name="P11">CiGri est largement utilisé dans le projet CIMENT et a éxécuté plus de 3 millions de jobs depuis 2002 sur ce site. La grille de CIMENT à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aches ».</text:p>
        <text:p text:style-name="P11">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11">A noter que CiGri a récemment bénéficié d'un stage Google Summer Of Code 2009 au sein du projet OAR qui a permi de réécrire entièrement le mécanisme de scheduling.</text:p>
        <text:h text:style-name="Heading_20_2" text:outline-level="2"><text:bookmark text:name="Oargrid"/>Oargrid</text:h>
        <text:p text:style-name="P11">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C'est simplement un outil qui offre une vision globale d'un ensemble de cluster et qui permet de faire des réservations de ressources sur cet ensemble. Il exploite le mode « advanced reservation » de OAR.</text:p>
        <text:h text:style-name="Heading_20_2" text:outline-level="2"><text:bookmark text:name="ComputeMode"/>ComputeMode</text:h>
        <text:p text:style-name="Text_20_body"><text:span text:style-name="T5">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Un exemple d'utilisation est donné au chapitre 6.3. Signalons que cet outil est également utilisé au </text:span><text:span text:style-name="T6">BRGM (un laboratoire xxxx</text:span><text:span text:style-name="T5"> à Orléans)</text:span></text:p>
        <text:p text:style-name="Text_20_body"><text:span text:style-name="T5">Un calendrier défini les périodes d'utilisation des machines et le mode dans lequel elle doivent fonctionner. Une image de démarrage correspond à chaque mode et les machines sont redémarrées sur l'image correspondante en fonction du calendrier. Dans le mode « calcul », Computemode fourni une image Linux fonctionnant en NFS-root (sans disque dur).</text:span></text:p>
        <text:p text:style-name="Text_20_body"><text:span text:style-name="T5">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span></text:p>
        <text:h text:style-name="Heading_20_1" text:outline-level="1"><text:bookmark text:name="Perspectives_d.27.C3.A9volution"/>Perspectives d'évolution</text:h>
        <text:p text:style-name="P10">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10"/>
        <text:h text:style-name="Heading_20_1" text:outline-level="1"><text:bookmark text:name="Conclusion"/>Conclusion</text:h>
        <text:p text:style-name="P10">OAR est actuellement un projet actif tant au niveau du developpement (avec le refactoring de la version 3 de OAR) que des partenariats en cours ou futurs. </text:p>
        <text:p text:style-name="P10"/>
        <text:p text:style-name="Text_20_body"/>
        <text:p text:style-name="Text_20_body"/>
        <text:p text:style-name="Text_20_body"><text:soft-page-break/></text:p>
        <text:p text:style-name="Text_20_body"/>
        <text:p text:style-name="Text_20_body"/>
        <text:p text:style-name="Text_20_body"/>
        <text:p text:style-name="Text_20_body"/>
        <text:p text:style-name="P1"><text:bookmark-end text:name="_Ref20107391"/><text:span text:style-name="T4">[1] Laboratoire d'Informatique de Grenoble: </text:span><text:a xlink:type="simple" xlink:href="http://www.lig-lab.fr/"><text:span text:style-name="T4">http://www.lig-lab.fr</text:span></text:a></text:p>
        <text:p text:style-name="P1"><text:span text:style-name="T4">[2] </text:span><text:a xlink:type="simple" xlink:href="https://www.grid5000.fr/"><text:span text:style-name="T4">https://www.grid5000.fr</text:span></text:a><text:span text:style-name="T4"> </text:span></text:p>
        <text:p text:style-name="P1"><text:span text:style-name="T4">[3] </text:span><text:a xlink:type="simple" xlink:href="https://ciment.ujf-grenoble.fr/"><text:span text:style-name="T4">https://ciment.ujf-grenoble.fr</text:span></text:a></text:p>
        <text:p text:style-name="P1"><text:span text:style-name="T4">[4] </text:span><text:a xlink:type="simple" xlink:href="http://www-sop.inria.fr/aci/grid/public/acigrid.htm"><text:span text:style-name="T4">http://www-sop.inria.fr/aci/grid/public/acigrid.htm</text:span></text:a><text:span text:style-name="T4"> </text:span></text:p>
        <text:p text:style-name="P2">[5] http://www.ci-ra.org</text:p>
        <text:p text:style-name="P1"/>
        <text:p text:style-name="P7">Annexe</text:p>
        <text:p text:style-name="P4">Les auteurs ajoutent, si nécessaire, une annexe avec une section non numérotée.</text:p>
        <text:p text:style-name="P7">Bibliographie</text:p>
        <text:list xml:id="list1186161761" text:style-name="WW8Num34">
          <text:list-item>
            <text:p text:style-name="P19"><text:bookmark-start text:name="_Ref20107241"/>Auteur1 et Auteur2, Un article dans une revue. <text:span text:style-name="T2">Nom de la revue</text:span>, 3(10) : 133-139, Janvier 2001.<text:bookmark-end text:name="_Ref20107241"/></text:p>
          </text:list-item>
          <text:list-item>
            <text:p text:style-name="P19"><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19">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09-10-26T21:42:15</dc:date>
    <meta:editing-cycles>64</meta:editing-cycles>
    <meta:editing-duration>PT05H26M12S</meta:editing-duration>
    <meta:document-statistic meta:table-count="0" meta:image-count="0" meta:object-count="0" meta:page-count="5" meta:paragraph-count="93" meta:word-count="2515" meta:character-count="16418"/>
    <meta:user-defined meta:name="Info 1"/>
    <meta:user-defined meta:name="Info 2"/>
    <meta:user-defined meta:name="Info 3"/>
    <meta:user-defined meta:name="Info 4"/>
  </office:meta>
</office:document-meta>
</file>